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>
        <table:iteration table:status="enable"/>
      </table:calculation-settings>
      <table:table table:name="Лист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Артикул</text:p>
          </table:table-cell>
          <table:table-cell office:value-type="string" calcext:value-type="string">
            <text:p>Эффективность</text:p>
          </table:table-cell>
        </table:table-row>
        <table:table-row table:style-name="ro1">
          <table:table-cell office:value-type="string" calcext:value-type="string">
            <text:p>113816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04777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17405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18141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02709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17289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09712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14179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10126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00421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02456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02484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02482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17367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14180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00913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18390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17020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03990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17299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02448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02447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13799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02867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04219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04141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15274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15358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18968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00686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13747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18519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18970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13584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13589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02729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17438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13884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03871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17378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17197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02298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11572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18139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18132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18117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18133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118134</text:p>
          </table:table-cell>
          <table:table-cell office:value-type="float" office:value="0.2" calcext:value-type="float">
            <text:p>0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₽</number:text>
    </number:number-style>
    <number:number-style style:name="N109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  <number:text> ₽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  <number:text> ₽</number:text>
    </number:number-style>
    <number:number-style style:name="N111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₽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5P2" style:volatile="true">
      <number:text> </number:text>
      <number:fill-character> </number:fill-character>
      <number:text>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16P2" style:volatile="true">
      <number:text> </number:text>
      <number:fill-character> </number:fill-character>
      <number:text>- ₽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₽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31T11:17:07.632000000</meta:creation-date>
    <dc:date>2022-07-31T11:19:54.272000000</dc:date>
    <meta:editing-duration>PT2M46S</meta:editing-duration>
    <meta:editing-cycles>2</meta:editing-cycles>
    <meta:generator>LibreOffice/7.3.4.2$Windows_X86_64 LibreOffice_project/728fec16bd5f605073805c3c9e7c4212a0120dc5</meta:generator>
    <meta:document-statistic meta:table-count="1" meta:cell-count="98" meta:object-count="0"/>
  </office:meta>
</office:document-meta>
</file>